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Spacing" style:family="paragraph">
      <style:text-properties fo:font-weight="bold" style:font-weight-asian="bold" style:font-weight-complex="bold" fo:font-style="italic" style:font-style-asian="italic" style:font-style-complex="italic" style:language-asian="en" style:country-asian="BE"/>
    </style:style>
    <style:style style:name="P4" style:parent-style-name="Heading2" style:family="paragraph">
      <style:text-properties fo:language="en" fo:country="US" style:language-asian="en" style:country-asian="BE"/>
    </style:style>
    <style:style style:name="P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family="paragraph">
      <style:text-properties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family="paragraph">
      <style:text-properties fo:language="en" fo:country="US"/>
    </style:style>
    <style:style style:name="P28" style:parent-style-name="NoSpacing" style:family="paragraph">
      <style:text-properties fo:language="en" fo:country="US"/>
    </style:style>
    <style:style style:name="P29" style:parent-style-name="NoSpacing" style:family="paragraph">
      <style:text-properties fo:language="en" fo:country="US"/>
    </style:style>
    <style:style style:name="P30" style:parent-style-name="NoSpacing" style:family="paragraph">
      <style:text-properties fo:language="en" fo:country="US"/>
    </style:style>
    <style:style style:name="P31" style:parent-style-name="NoSpacing" style:family="paragraph">
      <style:text-properties fo:language="en" fo:country="US"/>
    </style:style>
    <style:style style:name="P32" style:parent-style-name="NoSpacing" style:family="paragraph">
      <style:text-properties fo:language="en" fo:country="US"/>
    </style:style>
    <style:style style:name="P33" style:parent-style-name="NoSpacing" style:family="paragraph">
      <style:text-properties fo:language="en" fo:country="US"/>
    </style:style>
    <style:style style:name="P34" style:parent-style-name="Heading2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1" style:parent-style-name="Heading2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2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3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fr" fo:country="BE"/>
    </style:style>
    <style:style style:name="P131" style:parent-style-name="NoSpacing" style:family="paragraph">
      <style:text-properties fo:language="fr" fo:country="BE"/>
    </style:style>
    <style:style style:name="P132" style:parent-style-name="Heading2" style:family="paragraph">
      <style:text-properties fo:language="fr" fo:country="BE"/>
    </style:style>
    <style:style style:name="P133" style:parent-style-name="Normal" style:family="paragraph">
      <style:text-properties fo:language="en" fo:country="US"/>
    </style:style>
    <style:style style:name="P13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3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5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1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2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3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4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6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6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</office:automatic-styles>
  <office:body>
    <office:text text:use-soft-page-breaks="true">
      <text:h text:style-name="P1" text:outline-level="1">NGNIX</text:h>
      <text:h text:style-name="P2" text:outline-level="2">Install necessary applications</text:h>
      <text:p text:style-name="P3">apt-get install -y git build-essential ffmpeg libpcre3 libpcre3-dev libssl-dev zlib1g-dev</text:p>
      <text:h text:style-name="P4" text:outline-level="2">Build nginx with requirements</text:h>
      <text:p text:style-name="P5">apt install nginx</text:p>
      <text:p text:style-name="P6">apt install libnginx-mod-rtmp</text:p>
      <text:p text:style-name="P7">Restart nginx:</text:p>
      <text:p text:style-name="P8">systemctl stop nginx</text:p>
      <text:p text:style-name="P9">systemctl start nginx</text:p>
      <text:p text:style-name="P10"/>
      <text:h text:style-name="P11" text:outline-level="2">config nginx</text:h>
      <text:p text:style-name="P12">add this to /etc/nginx/nginx.conf</text:p>
      <text:p text:style-name="P13">rtmp {</text:p>
      <text:p text:style-name="P14"><text:s text:c="4"/>server {</text:p>
      <text:p text:style-name="P15"><text:s text:c="8"/>listen 1935;</text:p>
      <text:p text:style-name="P16"><text:s text:c="8"/>chunk_size 4000;</text:p>
      <text:p text:style-name="P17"><text:s text:c="8"/># TV mode: one publisher, many subscribers</text:p>
      <text:p text:style-name="P18"><text:s text:c="8"/>application mytv {</text:p>
      <text:p text:style-name="P19"><text:s text:c="12"/># enable live streaming</text:p>
      <text:p text:style-name="P20"><text:s text:c="12"/>live on;</text:p>
      <text:p text:style-name="P21"><text:s text:c="12"/># record first 1K of stream</text:p>
      <text:p text:style-name="P22"><text:s text:c="12"/>record all;</text:p>
      <text:p text:style-name="P23"><text:s text:c="12"/>record_path /tmp/recordings;</text:p>
      <text:p text:style-name="P24"><text:s text:c="12"/>record_max_size 1K;</text:p>
      <text:p text:style-name="P25"><text:s text:c="12"/># append current timestamp to each flv</text:p>
      <text:p text:style-name="P26"><text:s text:c="12"/>record_unique on;</text:p>
      <text:p text:style-name="P27"><text:s text:c="12"/># publish only from localhost</text:p>
      <text:p text:style-name="P28"><text:s text:c="12"/># allow publish 127.0.0.1;</text:p>
      <text:p text:style-name="P29"><text:s text:c="12"/># deny publish all;</text:p>
      <text:p text:style-name="P30"><text:s text:c="12"/>#allow play all;</text:p>
      <text:p text:style-name="P31"><text:s text:c="8"/>}</text:p>
      <text:p text:style-name="P32">}</text:p>
      <text:p text:style-name="P33"/>
      <text:h text:style-name="P34" text:outline-level="2">HLS stream</text:h>
      <text:p text:style-name="P35">Place the provided html file in the <text:s/>/var/www/html folder</text:p>
      <text:p text:style-name="P36">Then change nginx config:</text:p>
      <text:p text:style-name="P37">events {</text:p>
      <text:p text:style-name="P38"><text:tab/>worker_connections 768;</text:p>
      <text:p text:style-name="P39"><text:tab/># multi_accept on;</text:p>
      <text:p text:style-name="P40">}</text:p>
      <text:p text:style-name="P41">rtmp {</text:p>
      <text:p text:style-name="P42"><text:s text:c="4"/>server {</text:p>
      <text:p text:style-name="P43"><text:s text:c="8"/>listen 1935;</text:p>
      <text:p text:style-name="P44"><text:s text:c="8"/>chunk_size 4000;</text:p>
      <text:p text:style-name="P45"><text:s text:c="8"/># HLS</text:p>
      <text:p text:style-name="P46"><text:s text:c="8"/># For HLS to work please create a directory in tmpfs (/tmp/hls here)</text:p>
      <text:p text:style-name="P47"><text:s text:c="8"/># for the fragments. The directory contents is served via HTTP (see</text:p>
      <text:soft-page-break/>
      <text:p text:style-name="P48"><text:s text:c="8"/># http{} section in config</text:p>
      <text:p text:style-name="P49"><text:s text:c="8"/># Incoming stream must be in H264/AAC. For iPhones use baseline H264</text:p>
      <text:p text:style-name="P50"><text:s text:c="8"/># profile (see ffmpeg example).</text:p>
      <text:p text:style-name="P51"><text:s text:c="8"/># This example creates RTMP stream from movie ready for HLS:</text:p>
      <text:p text:style-name="P52"><text:s text:c="8"/># ffmpeg -loglevel verbose -re -i movie.avi <text:s/>-vcodec libx264</text:p>
      <text:p text:style-name="P53"><text:s text:c="8"/># <text:s text:c="3"/>-vprofile baseline -acodec libmp3lame -ar 44100 -ac 1</text:p>
      <text:p text:style-name="P54"><text:s text:c="8"/># <text:s text:c="3"/>-f flv rtmp://localhost:1935/hls/movie</text:p>
      <text:p text:style-name="P55"><text:s text:c="8"/># If you need to transcode live stream use 'exec' feature.</text:p>
      <text:p text:style-name="P56"><text:s text:c="8"/>application hls {</text:p>
      <text:p text:style-name="P57"><text:s text:c="12"/>live on;</text:p>
      <text:p text:style-name="P58"><text:s text:c="12"/>hls on;</text:p>
      <text:p text:style-name="P59"><text:s text:c="12"/>hls_path /var/www/html/hls;</text:p>
      <text:p text:style-name="P60"><text:s text:c="12"/>hls_fragment 10;</text:p>
      <text:p text:style-name="P61"><text:s text:c="12"/>hls_playlist_length 60;</text:p>
      <text:p text:style-name="P62"><text:s text:c="12"/># record first 1K of stream</text:p>
      <text:p text:style-name="P63"><text:s text:c="12"/>record all;</text:p>
      <text:p text:style-name="P64"><text:s text:c="12"/>record_path /var/www/html/recordings;</text:p>
      <text:p text:style-name="P65"><text:s text:c="12"/>record_max_size 1K;</text:p>
      <text:p text:style-name="P66"><text:s text:c="12"/># append current timestamp to each flv</text:p>
      <text:p text:style-name="P67"><text:s text:c="12"/>record_unique on;</text:p>
      <text:p text:style-name="P68"><text:s text:c="12"/># convert to mp4</text:p>
      <text:p text:style-name="P69"><text:s text:c="8"/>exec_record_done ffmpeg -y -i $path -acodec libmp3lame -ar 44100 -ac 1 -vcodec libx264 $dirname/$basename.mp4;</text:p>
      <text:p text:style-name="P70"><text:s text:c="8"/>}</text:p>
      <text:p text:style-name="P71"><text:s text:c="8"/># MPEG-DASH is similar to HLS</text:p>
      <text:p text:style-name="P72"><text:s text:c="8"/>application dash {</text:p>
      <text:p text:style-name="P73"><text:s text:c="12"/>live on;</text:p>
      <text:p text:style-name="P74"><text:s text:c="12"/>dash on;</text:p>
      <text:p text:style-name="P75"><text:s text:c="12"/>dash_path /var/www/html/dash;</text:p>
      <text:p text:style-name="P76"><text:s text:c="8"/>}</text:p>
      <text:p text:style-name="P77"><text:s text:c="4"/>}</text:p>
      <text:p text:style-name="P78">}</text:p>
      <text:p text:style-name="P79"># HTTP can be used for accessing RTMP stats</text:p>
      <text:p text:style-name="P80">http {</text:p>
      <text:p text:style-name="P81"><text:s text:c="4"/>server {</text:p>
      <text:p text:style-name="P82"><text:s text:c="8"/>listen <text:s text:c="5"/>8080;</text:p>
      <text:p text:style-name="P83"><text:s text:c="8"/>server_name pieter.server.epic;</text:p>
      <text:p text:style-name="P84"><text:s text:c="8"/>location / {</text:p>
      <text:p text:style-name="P85"><text:s text:c="12"/># Disable cache</text:p>
      <text:p text:style-name="P86"><text:s text:c="12"/>add_header Cache-Control no-cache;</text:p>
      <text:p text:style-name="P87"><text:s text:c="12"/># CORS setup</text:p>
      <text:p text:style-name="P88"><text:s text:c="12"/>add_header 'Access-Control-Allow-Origin' '*' always;</text:p>
      <text:p text:style-name="P89"><text:s text:c="12"/>add_header 'Access-Control-Expose-Headers' 'Content-Length';</text:p>
      <text:p text:style-name="P90"><text:s text:c="12"/># Serve HLS fragments</text:p>
      <text:p text:style-name="P91"><text:s text:c="12"/>#types {</text:p>
      <text:p text:style-name="P92"><text:s text:c="12"/># <text:s text:c="3"/>application/vnd.apple.mpegurl m3u8;</text:p>
      <text:p text:style-name="P93"><text:s text:c="12"/># <text:s text:c="3"/>video/mp2t ts;</text:p>
      <text:p text:style-name="P94"><text:s text:c="12"/>#}</text:p>
      <text:p text:style-name="P95"><text:s text:c="12"/>root /var/www/html;</text:p>
      <text:p text:style-name="P96"><text:s text:c="12"/>index hls.html;</text:p>
      <text:p text:style-name="P97"><text:s text:c="11"/>}</text:p>
      <text:soft-page-break/>
      <text:p text:style-name="P98"><text:s text:c="4"/>}</text:p>
      <text:p text:style-name="P99">}</text:p>
      <text:p text:style-name="P100"/>
      <text:h text:style-name="P101" text:outline-level="2">Caching server config</text:h>
      <text:p text:style-name="P102">On a new ubuntu server install nginx and add a caching configuration:</text:p>
      <text:p text:style-name="P103">proxy_cache_path "/opt/ramcache" levels=1:2 keys_zone=my_cache:10m max_size=10g inactive=60m use_temp_path=off;</text:p>
      <text:p text:style-name="P104">server {</text:p>
      <text:p text:style-name="P105"><text:s text:c="4"/>listen 8080;</text:p>
      <text:p text:style-name="P106"><text:s text:c="4"/># ...</text:p>
      <text:p text:style-name="P107"><text:s text:c="4"/>location / {</text:p>
      <text:p text:style-name="P108"><text:s text:c="8"/>proxy_cache my_cache;</text:p>
      <text:p text:style-name="P109"><text:s text:c="8"/>proxy_pass http://192.168.102.130:8080;</text:p>
      <text:p text:style-name="P110"><text:s text:c="4"/>}</text:p>
      <text:p text:style-name="P111"/>
      <text:p text:style-name="P112"><text:s text:c="4"/>location ~* \.(m3u8)$ {</text:p>
      <text:p text:style-name="P113"><text:s text:c="8"/>proxy_cache off;</text:p>
      <text:p text:style-name="P114"><text:s text:c="8"/>expires -1;</text:p>
      <text:p text:style-name="P115"><text:s text:c="8"/>proxy_pass http://192.168.102.130:8080;</text:p>
      <text:p text:style-name="P116"><text:s text:c="8"/>include /etc/nginx/hls_proxy_params.conf;</text:p>
      <text:p text:style-name="P117"><text:s text:c="4"/>}</text:p>
      <text:p text:style-name="P118"/>
      <text:p text:style-name="P119"><text:s text:c="4"/>location ~* \.(ts)$ {</text:p>
      <text:p text:style-name="P120"><text:s text:c="8"/>proxy_pass http://192.168.102.130:8080;</text:p>
      <text:p text:style-name="P121"><text:s text:c="8"/>proxy_cache my_cache;</text:p>
      <text:p text:style-name="P122"><text:s text:c="8"/>proxy_cache_key $request_uri;</text:p>
      <text:p text:style-name="P123"><text:s text:c="8"/>proxy_cache_valid 200 10s;</text:p>
      <text:p text:style-name="P124"><text:s text:c="8"/>proxy_cache_lock on;</text:p>
      <text:p text:style-name="P125"><text:s text:c="8"/>proxy_cache_lock_timeout 5s;</text:p>
      <text:p text:style-name="P126"><text:s text:c="8"/>proxy_cache_lock_age 5s;</text:p>
      <text:p text:style-name="NoSpacing"><text:span text:style-name="T127"><text:s text:c="8"/></text:span><text:span text:style-name="T128">include /etc/nginx/hls_proxy_params.conf;</text:span></text:p>
      <text:p text:style-name="P129"><text:s text:c="4"/>}</text:p>
      <text:p text:style-name="P130">}</text:p>
      <text:p text:style-name="P131"/>
      <text:h text:style-name="P132" text:outline-level="2">Video player</text:h>
      <text:p text:style-name="P133">New video.html page that allows you to playback recordings.</text:p>
      <text:p text:style-name="P134">!DOCTYPE html&gt;</text:p>
      <text:p text:style-name="P135">&lt;html&gt;</text:p>
      <text:p text:style-name="P136">&lt;head&gt;</text:p>
      <text:p text:style-name="P137"><text:s text:c="4"/>&lt;title&gt;Video Player&lt;/title&gt;</text:p>
      <text:p text:style-name="P138">&lt;/head&gt;</text:p>
      <text:p text:style-name="P139">&lt;body&gt;</text:p>
      <text:p text:style-name="P140"><text:s text:c="4"/>&lt;video id="videoPlayer" controls autoplay&gt;</text:p>
      <text:p text:style-name="P141"><text:s text:c="8"/>&lt;!-- You can specify a default video source here --&gt;</text:p>
      <text:p text:style-name="P142"><text:s text:c="8"/>&lt;source src="default.mp4" type="video/mp4"&gt;</text:p>
      <text:p text:style-name="P143"><text:s text:c="4"/>&lt;/video&gt;</text:p>
      <text:p text:style-name="P144"/>
      <text:p text:style-name="P145"><text:s text:c="4"/>&lt;script&gt;</text:p>
      <text:p text:style-name="P146"><text:s text:c="8"/>// Function to get the value of a GET variable from the URL</text:p>
      <text:soft-page-break/>
      <text:p text:style-name="P147"><text:s text:c="8"/>function getParameterByName(name, url) {</text:p>
      <text:p text:style-name="P148"><text:s text:c="12"/>if (!url) url = window.location.href;</text:p>
      <text:p text:style-name="P149"><text:s text:c="12"/>name = name.replace(/[\[\]]/g, '\\$&amp;');</text:p>
      <text:p text:style-name="P150"><text:s text:c="12"/>var regex = new RegExp('[?&amp;]' + name + '(=([^&amp;#]*)|&amp;|#|$)'),</text:p>
      <text:p text:style-name="P151"><text:s text:c="16"/>results = regex.exec(url);</text:p>
      <text:p text:style-name="P152"><text:s text:c="12"/>if (!results) return null;</text:p>
      <text:p text:style-name="P153"><text:s text:c="12"/>if (!results[2]) return '';</text:p>
      <text:p text:style-name="P154"><text:s text:c="12"/>return decodeURIComponent(results[2].replace(/\+/g, ' '));</text:p>
      <text:p text:style-name="P155"><text:s text:c="8"/>}</text:p>
      <text:p text:style-name="P156"/>
      <text:p text:style-name="P157"><text:s text:c="8"/>// Get the value of the 'video' GET variable from the URL</text:p>
      <text:p text:style-name="P158"><text:s text:c="8"/>var videoSource = getParameterByName('video');</text:p>
      <text:p text:style-name="P159"/>
      <text:p text:style-name="P160"><text:s text:c="8"/>if (videoSource) {</text:p>
      <text:p text:style-name="P161"><text:s text:c="12"/>// Set the video source based on the 'video' GET variable</text:p>
      <text:p text:style-name="P162"><text:s text:c="12"/>var videoPlayer = document.getElementById('videoPlayer');</text:p>
      <text:p text:style-name="P163"><text:s text:c="12"/>videoPlayer.src = 'recordings/' + videoSource;</text:p>
      <text:p text:style-name="P164"><text:s text:c="12"/>videoPlayer.load();</text:p>
      <text:p text:style-name="P165"><text:s text:c="8"/>}</text:p>
      <text:p text:style-name="P166"><text:s text:c="4"/>&lt;/script&gt;</text:p>
      <text:p text:style-name="P167">&lt;/body&gt;</text:p>
      <text:p text:style-name="NoSpacing"><text:span text:style-name="T168">&lt;/html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ter Herremans</meta:initial-creator>
    <dc:creator>Pieter Herremans</dc:creator>
    <meta:creation-date>2023-10-20T07:51:00Z</meta:creation-date>
    <dc:date>2023-11-05T11:11:00Z</dc:date>
    <meta:template xlink:href="Normal.dotm" xlink:type="simple"/>
    <meta:editing-cycles>9</meta:editing-cycles>
    <meta:editing-duration>PT9780S</meta:editing-duration>
    <meta:document-statistic meta:page-count="4" meta:paragraph-count="10" meta:word-count="776" meta:character-count="5192" meta:row-count="36" meta:non-whitespace-character-count="4426"/>
  </office:meta>
</office:document-meta>
</file>